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sans-serif"/>
    <style:font-face style:name="Segoe UI1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903cm" fo:margin-left="0.575cm" table:align="left"/>
    </style:style>
    <style:style style:name="Table1.A" style:family="table-column">
      <style:table-column-properties style:column-width="9.208cm"/>
    </style:style>
    <style:style style:name="Table1.B" style:family="table-column">
      <style:table-column-properties style:column-width="8.69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51e2c" officeooo:paragraph-rsid="00051e2c"/>
    </style:style>
    <style:style style:name="P2" style:family="paragraph" style:parent-style-name="Table_20_Contents">
      <style:text-properties officeooo:rsid="00051e2c" officeooo:paragraph-rsid="0007fa12"/>
    </style:style>
    <style:style style:name="P3" style:family="paragraph" style:parent-style-name="Table_20_Contents">
      <style:text-properties fo:color="#c9211e" loext:opacity="100%" fo:font-size="14pt" fo:font-weight="bold" officeooo:rsid="00051e2c" officeooo:paragraph-rsid="00051e2c" style:font-size-asian="14pt" style:font-weight-asian="bold" style:font-size-complex="14pt" style:font-weight-complex="bold"/>
    </style:style>
    <style:style style:name="P4" style:family="paragraph" style:parent-style-name="Table_20_Contents">
      <style:text-properties fo:color="#158466" loext:opacity="100%" officeooo:rsid="00051e2c" officeooo:paragraph-rsid="000a90fd"/>
    </style:style>
    <style:style style:name="P5" style:family="paragraph" style:parent-style-name="Table_20_Contents">
      <style:text-properties fo:color="#000000" loext:opacity="100%" fo:font-size="12pt" fo:font-weight="normal" officeooo:rsid="000ca5de" officeooo:paragraph-rsid="000ca5de" style:font-size-asian="10.5pt" style:font-weight-asian="normal" style:font-size-complex="12pt" style:font-weight-complex="normal"/>
    </style:style>
    <style:style style:name="P6" style:family="paragraph" style:parent-style-name="Table_20_Contents">
      <style:text-properties fo:color="#000000" loext:opacity="100%" fo:font-size="12pt" fo:font-weight="normal" officeooo:rsid="000ca5de" officeooo:paragraph-rsid="000ca5de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fo:color="#000000" loext:opacity="100%" fo:font-size="12pt" fo:font-weight="normal" officeooo:rsid="000d87db" officeooo:paragraph-rsid="000d87db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officeooo:rsid="000d87db" officeooo:paragraph-rsid="000d87db"/>
    </style:style>
    <style:style style:name="P9" style:family="paragraph" style:parent-style-name="Table_20_Contents">
      <style:text-properties officeooo:rsid="000d87db" officeooo:paragraph-rsid="000f1496"/>
    </style:style>
    <style:style style:name="P10" style:family="paragraph" style:parent-style-name="Table_20_Contents">
      <style:text-properties officeooo:rsid="000f1496" officeooo:paragraph-rsid="000f1496"/>
    </style:style>
    <style:style style:name="P11" style:family="paragraph" style:parent-style-name="Table_20_Contents">
      <style:text-properties officeooo:rsid="000f1496" officeooo:paragraph-rsid="001aa6ca"/>
    </style:style>
    <style:style style:name="P12" style:family="paragraph" style:parent-style-name="Table_20_Contents">
      <style:text-properties fo:color="#800080" loext:opacity="100%" officeooo:rsid="00051e2c" officeooo:paragraph-rsid="00051e2c"/>
    </style:style>
    <style:style style:name="P13" style:family="paragraph" style:parent-style-name="Table_20_Contents">
      <style:text-properties fo:color="#800080" loext:opacity="100%" officeooo:rsid="000f1496" officeooo:paragraph-rsid="000f1496"/>
    </style:style>
    <style:style style:name="P14" style:family="paragraph" style:parent-style-name="Table_20_Contents">
      <style:text-properties officeooo:rsid="00181a0f" officeooo:paragraph-rsid="00181a0f"/>
    </style:style>
    <style:style style:name="P15" style:family="paragraph" style:parent-style-name="Table_20_Contents">
      <style:text-properties officeooo:rsid="001aa6ca" officeooo:paragraph-rsid="001aa6ca"/>
    </style:style>
    <style:style style:name="P16" style:family="paragraph" style:parent-style-name="Table_20_Contents">
      <style:text-properties officeooo:rsid="001b4c90" officeooo:paragraph-rsid="001b4c90"/>
    </style:style>
    <style:style style:name="P17" style:family="paragraph" style:parent-style-name="Table_20_Contents">
      <style:text-properties officeooo:rsid="001b700f" officeooo:paragraph-rsid="001b700f"/>
    </style:style>
    <style:style style:name="P18" style:family="paragraph" style:parent-style-name="Table_20_Contents">
      <style:text-properties officeooo:rsid="001c0774" officeooo:paragraph-rsid="001c0774"/>
    </style:style>
    <style:style style:name="P19" style:family="paragraph" style:parent-style-name="Table_20_Contents">
      <style:text-properties officeooo:rsid="001d0c3d" officeooo:paragraph-rsid="001d0c3d"/>
    </style:style>
    <style:style style:name="P20" style:family="paragraph" style:parent-style-name="Table_20_Contents">
      <style:text-properties officeooo:rsid="001d52fe" officeooo:paragraph-rsid="001d52fe"/>
    </style:style>
    <style:style style:name="P21" style:family="paragraph" style:parent-style-name="Table_20_Contents">
      <style:text-properties officeooo:rsid="001e096e" officeooo:paragraph-rsid="001e096e"/>
    </style:style>
    <style:style style:name="P22" style:family="paragraph" style:parent-style-name="Table_20_Contents">
      <style:text-properties officeooo:rsid="001f8645" officeooo:paragraph-rsid="001f8645"/>
    </style:style>
    <style:style style:name="P23" style:family="paragraph" style:parent-style-name="Table_20_Contents">
      <style:text-properties officeooo:rsid="0022d197" officeooo:paragraph-rsid="0022d197"/>
    </style:style>
    <style:style style:name="P24" style:family="paragraph" style:parent-style-name="Table_20_Contents">
      <style:text-properties officeooo:rsid="0026d227" officeooo:paragraph-rsid="0026d227"/>
    </style:style>
    <style:style style:name="P25" style:family="paragraph" style:parent-style-name="Text_20_body">
      <style:text-properties officeooo:rsid="001423d1" officeooo:paragraph-rsid="001423d1"/>
    </style:style>
    <style:style style:name="P26" style:family="paragraph" style:parent-style-name="Text_20_body">
      <style:text-properties fo:font-size="11pt" officeooo:rsid="001423d1" officeooo:paragraph-rsid="001423d1" style:font-size-asian="11pt" style:font-size-complex="11pt"/>
    </style:style>
    <style:style style:name="P27" style:family="paragraph" style:parent-style-name="Text_20_body">
      <style:text-properties fo:font-size="11pt" officeooo:rsid="001507fa" officeooo:paragraph-rsid="001507fa" style:font-size-asian="11pt" style:font-size-complex="11pt"/>
    </style:style>
    <style:style style:name="P28" style:family="paragraph" style:parent-style-name="Text_20_body">
      <style:text-properties fo:font-size="11pt" fo:font-weight="bold" officeooo:rsid="0019bff5" officeooo:paragraph-rsid="0019bff5" style:font-size-asian="11pt" style:font-weight-asian="bold" style:font-size-complex="11pt" style:font-weight-complex="bold"/>
    </style:style>
    <style:style style:name="P29" style:family="paragraph" style:parent-style-name="Text_20_body">
      <style:text-properties fo:font-size="11pt" fo:font-weight="normal" officeooo:rsid="0019bff5" officeooo:paragraph-rsid="0019bff5" style:font-size-asian="11pt" style:font-weight-asian="normal" style:font-size-complex="11pt" style:font-weight-complex="normal"/>
    </style:style>
    <style:style style:name="P30" style:family="paragraph" style:parent-style-name="Text_20_body">
      <style:text-properties fo:font-size="13pt" fo:font-weight="bold" officeooo:rsid="001423d1" officeooo:paragraph-rsid="001423d1" style:font-size-asian="13pt" style:font-weight-asian="bold" style:font-size-complex="13pt" style:font-weight-complex="bold"/>
    </style:style>
    <style:style style:name="P31" style:family="paragraph" style:parent-style-name="Text_20_body">
      <style:text-properties fo:font-size="12pt" fo:font-weight="bold" officeooo:rsid="001c0774" officeooo:paragraph-rsid="001c0774" style:font-size-asian="12pt" style:font-weight-asian="bold" style:font-size-complex="12pt" style:font-weight-complex="bold"/>
    </style:style>
    <style:style style:name="P32" style:family="paragraph" style:parent-style-name="Standard">
      <style:text-properties officeooo:rsid="000f1496" officeooo:paragraph-rsid="001b4c90"/>
    </style:style>
    <style:style style:name="P33" style:family="paragraph" style:parent-style-name="Standard">
      <style:text-properties fo:color="#000000" loext:opacity="100%" fo:font-size="12pt" fo:font-weight="normal" officeooo:rsid="0018e65e" officeooo:paragraph-rsid="001c0774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color="#000000" loext:opacity="100%" fo:font-size="12pt" fo:font-weight="normal" officeooo:rsid="001958e9" officeooo:paragraph-rsid="001d52fe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color="#000000" loext:opacity="100%" fo:font-size="12pt" fo:font-weight="normal" officeooo:rsid="001b13c6" officeooo:paragraph-rsid="001f8645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color="#000000" loext:opacity="100%" fo:font-size="12pt" fo:font-style="normal" fo:font-weight="normal" officeooo:rsid="001b13c6" officeooo:paragraph-rsid="001f8645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fo:color="#000000" loext:opacity="100%" fo:font-size="12pt" fo:font-style="normal" fo:font-weight="normal" officeooo:rsid="00229ea3" officeooo:paragraph-rsid="00229ea3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fo:font-size="12pt" fo:font-style="normal" fo:font-weight="normal" officeooo:rsid="0026c001" officeooo:paragraph-rsid="0026c001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text-line-through-style="none" style:text-line-through-type="none" fo:font-size="12pt" fo:font-weight="normal" officeooo:rsid="0018e65e" officeooo:paragraph-rsid="001c0774" style:font-size-asian="10.5pt" style:font-weight-asian="normal" style:font-size-complex="12pt" style:font-weight-complex="normal"/>
    </style:style>
    <style:style style:name="P40" style:family="paragraph" style:parent-style-name="Standard">
      <style:text-properties officeooo:rsid="0036c919" officeooo:paragraph-rsid="0036c919"/>
    </style:style>
    <style:style style:name="P41" style:family="paragraph" style:parent-style-name="Standard">
      <style:text-properties officeooo:rsid="003742d6" officeooo:paragraph-rsid="003742d6"/>
    </style:style>
    <style:style style:name="P42" style:family="paragraph" style:parent-style-name="Standard">
      <style:text-properties fo:font-weight="bold" officeooo:rsid="0036c919" officeooo:paragraph-rsid="0036c919" style:font-weight-asian="bold" style:font-weight-complex="bold"/>
    </style:style>
    <style:style style:name="P43" style:family="paragraph" style:parent-style-name="Standard">
      <style:text-properties fo:color="#000000" loext:opacity="100%" fo:font-size="12pt" fo:font-style="normal" fo:font-weight="normal" officeooo:rsid="00262de9" officeooo:paragraph-rsid="00262de9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fo:font-size="12pt" fo:font-style="normal" fo:font-weight="normal" officeooo:rsid="00262e94" officeooo:paragraph-rsid="00262e94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fo:color="#000000" loext:opacity="100%" fo:font-size="12pt" fo:font-style="normal" fo:font-weight="normal" officeooo:rsid="0028214c" officeooo:paragraph-rsid="0028214c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fo:color="#000000" loext:opacity="100%" fo:font-size="12pt" fo:font-style="normal" fo:font-weight="normal" officeooo:rsid="001b13c6" officeooo:paragraph-rsid="001f8645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fo:color="#000000" loext:opacity="100%" fo:font-size="12pt" fo:font-style="normal" fo:font-weight="normal" officeooo:rsid="0028b786" officeooo:paragraph-rsid="0028b786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fo:color="#000000" loext:opacity="100%" style:text-line-through-style="none" style:text-line-through-type="none" fo:font-size="12pt" fo:font-style="normal" fo:font-weight="normal" officeooo:rsid="0028214c" officeooo:paragraph-rsid="0028214c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Table_20_Contents">
      <style:text-properties fo:font-variant="normal" fo:text-transform="none" fo:color="#444444" loext:opacity="100%" style:font-name="Roboto" fo:font-size="10pt" fo:letter-spacing="normal" fo:font-style="normal" fo:font-weight="normal" officeooo:rsid="001f8645" officeooo:paragraph-rsid="001f8645" style:font-size-asian="10pt" style:font-size-complex="10pt"/>
    </style:style>
    <style:style style:name="P50" style:family="paragraph" style:parent-style-name="Table_20_Contents">
      <style:text-properties officeooo:rsid="002affc6" officeooo:paragraph-rsid="002affc6"/>
    </style:style>
    <style:style style:name="P51" style:family="paragraph" style:parent-style-name="Table_20_Contents">
      <style:text-properties officeooo:rsid="00262de9" officeooo:paragraph-rsid="00262de9"/>
    </style:style>
    <style:style style:name="P52" style:family="paragraph" style:parent-style-name="Table_20_Contents">
      <style:text-properties officeooo:rsid="00262e94" officeooo:paragraph-rsid="00262e94"/>
    </style:style>
    <style:style style:name="P53" style:family="paragraph" style:parent-style-name="Table_20_Contents">
      <style:text-properties officeooo:rsid="0028214c" officeooo:paragraph-rsid="0028214c"/>
    </style:style>
    <style:style style:name="P54" style:family="paragraph" style:parent-style-name="Table_20_Contents">
      <style:text-properties officeooo:rsid="0028b786" officeooo:paragraph-rsid="0028b786"/>
    </style:style>
    <style:style style:name="T1" style:family="text">
      <style:text-properties officeooo:rsid="000684a1"/>
    </style:style>
    <style:style style:name="T2" style:family="text">
      <style:text-properties officeooo:rsid="0007fa12"/>
    </style:style>
    <style:style style:name="T3" style:family="text">
      <style:text-properties fo:color="#158466" loext:opacity="100%" fo:font-weight="bold" officeooo:rsid="000ca5de" style:font-weight-asian="bold" style:font-weight-complex="bold"/>
    </style:style>
    <style:style style:name="T4" style:family="text">
      <style:text-properties fo:color="#158466" loext:opacity="100%" fo:font-weight="bold" fo:background-color="#ffff00" loext:char-shading-value="0" style:font-weight-asian="bold" style:font-weight-complex="bold"/>
    </style:style>
    <style:style style:name="T5" style:family="text">
      <style:text-properties fo:color="#158466" loext:opacity="100%" fo:font-weight="bold" officeooo:rsid="000ca5de" fo:background-color="#ffff00" loext:char-shading-value="0" style:font-weight-asian="bold" style:font-weight-complex="bold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officeooo:rsid="000a90fd"/>
    </style:style>
    <style:style style:name="T8" style:family="text">
      <style:text-properties fo:color="#000000" loext:opacity="100%" fo:font-size="12pt" fo:font-weight="normal" officeooo:rsid="001958e9" style:font-size-asian="10.5pt" style:font-weight-asian="normal" style:font-size-complex="12pt" style:font-weight-complex="normal"/>
    </style:style>
    <style:style style:name="T9" style:family="text">
      <style:text-properties fo:font-weight="bold" officeooo:rsid="000a90fd" fo:background-color="#ffff00" loext:char-shading-value="0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0ca5de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0d87db"/>
    </style:style>
    <style:style style:name="T14" style:family="text">
      <style:text-properties fo:color="#2a6099" loext:opacity="100%" fo:font-weight="bold" officeooo:rsid="000d87db" style:font-weight-asian="bold" style:font-weight-complex="bold"/>
    </style:style>
    <style:style style:name="T15" style:family="text">
      <style:text-properties style:text-line-through-style="none" style:text-line-through-type="none"/>
    </style:style>
    <style:style style:name="T16" style:family="text">
      <style:text-properties style:text-line-through-style="none" style:text-line-through-type="none" fo:font-style="normal" style:text-underline-style="none" style:font-style-asian="normal" style:font-style-complex="normal"/>
    </style:style>
    <style:style style:name="T17" style:family="text">
      <style:text-properties style:text-line-through-style="none" style:text-line-through-type="none" fo:font-style="normal" style:text-underline-style="none" officeooo:rsid="000f1496" style:font-style-asian="normal" style:font-style-complex="normal"/>
    </style:style>
    <style:style style:name="T18" style:family="text">
      <style:text-properties style:text-line-through-style="none" style:text-line-through-type="none" fo:font-style="normal" style:text-underline-style="none" officeooo:rsid="0024e0da" style:font-style-asian="normal" style:font-style-complex="normal"/>
    </style:style>
    <style:style style:name="T19" style:family="text">
      <style:text-properties style:text-line-through-style="none" style:text-line-through-type="none" fo:font-weight="bold" fo:background-color="#ffff00" loext:char-shading-value="0" style:font-weight-asian="bold" style:font-weight-complex="bold"/>
    </style:style>
    <style:style style:name="T20" style:family="text">
      <style:text-properties style:text-line-through-style="none" style:text-line-through-type="none" officeooo:rsid="0022d197"/>
    </style:style>
    <style:style style:name="T21" style:family="text">
      <style:text-properties style:text-line-through-style="none" style:text-line-through-type="none" officeooo:rsid="0026d227"/>
    </style:style>
    <style:style style:name="T22" style:family="text">
      <style:text-properties style:text-line-through-style="none" style:text-line-through-type="none" officeooo:rsid="0027c14d"/>
    </style:style>
    <style:style style:name="T23" style:family="text">
      <style:text-properties officeooo:rsid="000f1496"/>
    </style:style>
    <style:style style:name="T24" style:family="text">
      <style:text-properties officeooo:rsid="001118e7"/>
    </style:style>
    <style:style style:name="T25" style:family="text">
      <style:text-properties fo:font-variant="normal" fo:text-transform="none" fo:color="#242424" loext:opacity="100%" style:font-name="Segoe UI1" fo:letter-spacing="normal" fo:font-style="normal" fo:font-weight="normal"/>
    </style:style>
    <style:style style:name="T26" style:family="text">
      <style:text-properties officeooo:rsid="0017de5a"/>
    </style:style>
    <style:style style:name="T27" style:family="text">
      <style:text-properties officeooo:rsid="001d52fe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officeooo:rsid="0022d197"/>
    </style:style>
    <style:style style:name="T32" style:family="text">
      <style:text-properties style:text-line-through-style="solid" style:text-line-through-type="single" officeooo:rsid="0026d227"/>
    </style:style>
    <style:style style:name="T33" style:family="text">
      <style:text-properties officeooo:rsid="0023ac6c"/>
    </style:style>
    <style:style style:name="T34" style:family="text">
      <style:text-properties officeooo:rsid="0026d227"/>
    </style:style>
    <style:style style:name="T35" style:family="text">
      <style:text-properties officeooo:rsid="002bdb5f"/>
    </style:style>
    <style:style style:name="T36" style:family="text">
      <style:text-properties officeooo:rsid="002e40c0"/>
    </style:style>
    <style:style style:name="T37" style:family="text">
      <style:text-properties officeooo:rsid="0038cd7a"/>
    </style:style>
    <style:style style:name="T38" style:family="text">
      <style:text-properties officeooo:rsid="002af1fa"/>
    </style:style>
    <style:style style:name="T39" style:family="text">
      <style:text-properties officeooo:rsid="002a54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Installation of docker commands:</text:p>
      <text:p text:style-name="P25">sudo apt-get update</text:p>
      <text:p text:style-name="P26"><text:span text:style-name="T25">sudo apt-get install \ca-certificates \curl \gnupg \lsb-release</text:span> </text:p>
      <text:p text:style-name="P26">sudo apt install docker.io</text:p>
      <text:p text:style-name="P27">switch to root user to run docker commands: sudo -i</text:p>
      <text:p text:style-name="P27"/>
      <text:p text:style-name="P31">Installation of docker-compose commands:</text:p>
      <text:p text:style-name="P33">apt-get update </text:p>
      <text:p text:style-name="P33">apt<text:span text:style-name="T15"> get install docker-compose</text:span></text:p>
      <text:p text:style-name="P39"/>
      <text:p text:style-name="P39">#commands to run if installation of docker-compose fails</text:p>
      <text:p text:style-name="P39">apt-get install curl</text:p>
      <text:p text:style-name="P39">apt-get install docker-compose</text:p>
      <text:p text:style-name="P33"><text:span text:style-name="T15"><text:s text:c="13"/></text:span><text:span text:style-name="T19">(or)</text:span></text:p>
      <text:p text:style-name="P39">apt-get install pip</text:p>
      <text:p text:style-name="P39">pip install docker-console</text:p>
      <text:p text:style-name="P39"/>
      <text:p text:style-name="P28">List of used images:</text:p>
      <text:p text:style-name="P29">hello-world</text:p>
      <text:p text:style-name="P29">ubuntu</text:p>
      <text:p text:style-name="P29">mysql</text:p>
      <text:p text:style-name="P29"/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row table:style-name="TableLine2201320978304">
          <table:table-cell table:style-name="Table1.A1" office:value-type="string">
            <text:p text:style-name="P3">command</text:p>
          </table:table-cell>
          <table:table-cell table:style-name="Table1.B1" office:value-type="string">
            <text:p text:style-name="P3">usage</text:p>
          </table:table-cell>
        </table:table-row>
        <table:table-row table:style-name="TableLine2201320976944">
          <table:table-cell table:style-name="Table1.A2" office:value-type="string">
            <text:p text:style-name="P5">docker pull <text:span text:style-name="T26">image</text:span>-name</text:p>
          </table:table-cell>
          <table:table-cell table:style-name="Table1.B2" office:value-type="string">
            <text:p text:style-name="P5">Pulls the container from the docker hub repository</text:p>
          </table:table-cell>
        </table:table-row>
        <table:table-row table:style-name="TableLine2201320977216">
          <table:table-cell table:style-name="Table1.A2" office:value-type="string">
            <text:p text:style-name="P6"><text:span text:style-name="T13">d</text:span>ocker container <text:span text:style-name="T13">start container-name/id</text:span></text:p>
          </table:table-cell>
          <table:table-cell table:style-name="Table1.B2" office:value-type="string">
            <text:p text:style-name="P7">To start the existing container</text:p>
          </table:table-cell>
        </table:table-row>
        <table:table-row table:style-name="TableLine2201320978848">
          <table:table-cell table:style-name="Table1.A2" office:value-type="string">
            <text:p text:style-name="P6">Docker image rm image-name</text:p>
          </table:table-cell>
          <table:table-cell table:style-name="Table1.B2" office:value-type="string">
            <text:p text:style-name="P6">To remove the unused image</text:p>
          </table:table-cell>
        </table:table-row>
        <table:table-row table:style-name="TableLine2201320984016">
          <table:table-cell table:style-name="Table1.A2" office:value-type="string">
            <text:p text:style-name="P6">docker container rm container-name/id</text:p>
          </table:table-cell>
          <table:table-cell table:style-name="Table1.B2" office:value-type="string">
            <text:p text:style-name="P6">To remove the container</text:p>
          </table:table-cell>
        </table:table-row>
        <table:table-row table:style-name="TableLine2201320977488">
          <table:table-cell table:style-name="Table1.A2" office:value-type="string">
            <text:p text:style-name="P6">docker images<text:span text:style-name="T12"> </text:span><text:span text:style-name="T4">(or)</text:span> docker image ls</text:p>
          </table:table-cell>
          <table:table-cell table:style-name="Table1.B2" office:value-type="string">
            <text:p text:style-name="P6">Lists all images</text:p>
          </table:table-cell>
        </table:table-row>
        <table:table-row table:style-name="TableLine2201320969600">
          <table:table-cell table:style-name="Table1.A2" office:value-type="string">
            <text:p text:style-name="P12">docker container prune</text:p>
          </table:table-cell>
          <table:table-cell table:style-name="Table1.B2" office:value-type="string">
            <text:p text:style-name="P1">Delete all stopped container</text:p>
          </table:table-cell>
        </table:table-row>
        <table:table-row table:style-name="TableLine2201320975040">
          <table:table-cell table:style-name="Table1.A2" office:value-type="string">
            <text:p text:style-name="P13">docker rmi -f $(docker images -aq)</text:p>
          </table:table-cell>
          <table:table-cell table:style-name="Table1.B2" office:value-type="string">
            <text:p text:style-name="P10">Removes all unused images forcefully</text:p>
          </table:table-cell>
        </table:table-row>
        <table:table-row table:style-name="TableLine2201320975312">
          <table:table-cell table:style-name="Table1.A2" office:value-type="string">
            <text:p text:style-name="P4"><text:span text:style-name="T6">docker container ls</text:span> <text:span text:style-name="T9">(or)</text:span><text:span text:style-name="T7"> docker ps</text:span></text:p>
          </table:table-cell>
          <table:table-cell table:style-name="Table1.B2" office:value-type="string">
            <text:p text:style-name="P1">List all running container <text:span text:style-name="T23">(container_id, image, command, created, status, ports name)</text:span></text:p>
          </table:table-cell>
        </table:table-row>
        <table:table-row table:style-name="TableLine2201320977760">
          <table:table-cell table:style-name="Table1.A2" office:value-type="string">
            <text:p text:style-name="P1">docker container ls -a <text:span text:style-name="T5">(or)</text:span><text:span text:style-name="T3"> </text:span><text:span text:style-name="T11">docker ps -a</text:span></text:p>
          </table:table-cell>
          <table:table-cell table:style-name="Table1.B2" office:value-type="string">
            <text:p text:style-name="P1">List all container(stop/running)</text:p>
          </table:table-cell>
        </table:table-row>
        <table:table-row table:style-name="TableLine2201320975584">
          <table:table-cell table:style-name="Table1.A2" office:value-type="string">
            <text:p text:style-name="P1">docker ls -l</text:p>
          </table:table-cell>
          <table:table-cell table:style-name="Table1.B2" office:value-type="string">
            <text:p text:style-name="P1">List latest container(only 1)</text:p>
          </table:table-cell>
        </table:table-row>
        <table:table-row table:style-name="TableLine2201320985376">
          <table:table-cell table:style-name="Table1.A2" office:value-type="string">
            <text:p text:style-name="P8">docker ls -as</text:p>
          </table:table-cell>
          <table:table-cell table:style-name="Table1.B2" office:value-type="string">
            <text:p text:style-name="P8">List all the container with their sizes</text:p>
          </table:table-cell>
        </table:table-row>
        <text:soft-page-break/>
        <table:table-row table:style-name="TableLine2201320975856">
          <table:table-cell table:style-name="Table1.A2" office:value-type="string">
            <text:p text:style-name="P1"><text:span text:style-name="T1">d</text:span>ocker run image-name</text:p>
          </table:table-cell>
          <table:table-cell table:style-name="Table1.B2" office:value-type="string">
            <text:p text:style-name="P1">To <text:span text:style-name="T1">create &amp; </text:span>run docker container<text:span text:style-name="T13">(pulls images from repo if it is not present </text:span><text:span text:style-name="T14">pull+create+start</text:span><text:span text:style-name="T13">)</text:span></text:p>
          </table:table-cell>
        </table:table-row>
        <table:table-row table:style-name="TableLine2201320979120">
          <table:table-cell table:style-name="Table1.A2" office:value-type="string">
            <text:p text:style-name="P2"><text:span text:style-name="T1">d</text:span>ocker run --<text:span text:style-name="T2">name &lt;ashu&gt;</text:span> image-name</text:p>
          </table:table-cell>
          <table:table-cell table:style-name="Table1.B2" office:value-type="string">
            <text:p text:style-name="P2">To <text:span text:style-name="T1">create &amp; </text:span>run docker container <text:span text:style-name="T2">by giving name to container</text:span></text:p>
          </table:table-cell>
        </table:table-row>
        <table:table-row table:style-name="TableLine2201320980752">
          <table:table-cell table:style-name="Table1.A2" office:value-type="string">
            <text:p text:style-name="P8">docker run -<text:span text:style-name="T16">it image-name bash</text:span></text:p>
          </table:table-cell>
          <table:table-cell table:style-name="Table1.B2" office:value-type="string">
            <text:p text:style-name="P10">To create and run container and enter into the container (it=interactive terminal)</text:p>
          </table:table-cell>
        </table:table-row>
        <table:table-row table:style-name="TableLine2201320985648">
          <table:table-cell table:style-name="Table1.A2" office:value-type="string">
            <text:p text:style-name="P9">docker run -<text:span text:style-name="T16">it -</text:span><text:span text:style-name="T17">d</text:span><text:span text:style-name="T18"> </text:span><text:span text:style-name="T16">image-name bash</text:span></text:p>
          </table:table-cell>
          <table:table-cell table:style-name="Table1.B2" office:value-type="string">
            <text:p text:style-name="Table_20_Contents"><text:span text:style-name="T24">Creates and runs container </text:span><text:span text:style-name="T23">in detached mode(in background)</text:span></text:p>
          </table:table-cell>
        </table:table-row>
        <table:table-row table:style-name="TableLine2201320985920">
          <table:table-cell table:style-name="Table1.A2" office:value-type="string">
            <text:p text:style-name="P10">docker container exec -<text:span text:style-name="T15">it container-name bash</text:span></text:p>
          </table:table-cell>
          <table:table-cell table:style-name="Table1.B2" office:value-type="string">
            <text:p text:style-name="P10">To start and enter into the existing container</text:p>
          </table:table-cell>
        </table:table-row>
        <table:table-row table:style-name="TableLine2201320976400">
          <table:table-cell table:style-name="Table1.A2" office:value-type="string">
            <text:p text:style-name="P10">dpkg -l|wc -l</text:p>
          </table:table-cell>
          <table:table-cell table:style-name="Table1.B2" office:value-type="string">
            <text:p text:style-name="P10">To list word count(no. of packages)</text:p>
          </table:table-cell>
        </table:table-row>
        <table:table-row table:style-name="TableLine2201320979392">
          <table:table-cell table:style-name="Table1.A2" office:value-type="string">
            <text:p text:style-name="P10">dpkg -l</text:p>
          </table:table-cell>
          <table:table-cell table:style-name="Table1.B2" office:value-type="string">
            <text:p text:style-name="P10">List all packages</text:p>
          </table:table-cell>
        </table:table-row>
        <table:table-row table:style-name="TableLine2201320981296">
          <table:table-cell table:style-name="Table1.A2" office:value-type="string">
            <text:p text:style-name="P10">docker ps -aq</text:p>
          </table:table-cell>
          <table:table-cell table:style-name="Table1.B2" office:value-type="string">
            <text:p text:style-name="P10">List all containers id</text:p>
          </table:table-cell>
        </table:table-row>
        <table:table-row table:style-name="TableLine2201320978032">
          <table:table-cell table:style-name="Table1.A2" office:value-type="string">
            <text:p text:style-name="P10">docker kill container-name/id</text:p>
          </table:table-cell>
          <table:table-cell table:style-name="Table1.B2" office:value-type="string">
            <text:p text:style-name="P10">Stops the container </text:p>
          </table:table-cell>
        </table:table-row>
        <table:table-row table:style-name="TableLine2201320979664">
          <table:table-cell table:style-name="Table1.A2" office:value-type="string">
            <text:p text:style-name="P14">docker pause container-name/id</text:p>
          </table:table-cell>
          <table:table-cell table:style-name="Table1.B2" office:value-type="string">
            <text:p text:style-name="P14">To pause container</text:p>
          </table:table-cell>
        </table:table-row>
        <table:table-row table:style-name="TableLine2201320991904">
          <table:table-cell table:style-name="Table1.A2" office:value-type="string">
            <text:p text:style-name="P14">docker unpause container-name/id</text:p>
          </table:table-cell>
          <table:table-cell table:style-name="Table1.B2" office:value-type="string">
            <text:p text:style-name="P14">To unpause container</text:p>
          </table:table-cell>
        </table:table-row>
        <table:table-row table:style-name="TableLine2201321003600">
          <table:table-cell table:style-name="Table1.A2" office:value-type="string">
            <text:p text:style-name="P14">docker container inspect container-name/id </text:p>
          </table:table-cell>
          <table:table-cell table:style-name="Table1.B2" office:value-type="string">
            <text:p text:style-name="P14">To debug the container</text:p>
          </table:table-cell>
        </table:table-row>
        <table:table-row table:style-name="TableLine2201320991360">
          <table:table-cell table:style-name="Table1.A2" office:value-type="string">
            <text:p text:style-name="P10">docker diff container-name/id</text:p>
            <text:p text:style-name="P10"/>
          </table:table-cell>
          <table:table-cell table:style-name="Table1.B2" office:value-type="string">
            <text:p text:style-name="P15">Shows difference all packages inside it</text:p>
          </table:table-cell>
        </table:table-row>
        <table:table-row table:style-name="TableLine2201320991632">
          <table:table-cell table:style-name="Table1.A2" office:value-type="string">
            <text:p text:style-name="P11">docker commit container-name/id(modified) ashwini-figlet</text:p>
          </table:table-cell>
          <table:table-cell table:style-name="Table1.B2" office:value-type="string">
            <text:p text:style-name="P15">To commit the changes done in running container and create custom image</text:p>
          </table:table-cell>
        </table:table-row>
        <table:table-row table:style-name="TableLine2201320992992">
          <table:table-cell table:style-name="Table1.A2" office:value-type="string">
            <text:p text:style-name="P32">rm -rf directory_name</text:p>
          </table:table-cell>
          <table:table-cell table:style-name="Table1.B2" office:value-type="string">
            <text:p text:style-name="P16">To remove directory forcefully</text:p>
          </table:table-cell>
        </table:table-row>
        <table:table-row table:style-name="TableLine2201321003056">
          <table:table-cell table:style-name="Table1.A2" office:value-type="string">
            <text:p text:style-name="P17">docker image inspect imagename/id</text:p>
          </table:table-cell>
          <table:table-cell table:style-name="Table1.B2" office:value-type="string">
            <text:p text:style-name="P17">To debug image /<text:span text:style-name="T33">details of image</text:span></text:p>
          </table:table-cell>
        </table:table-row>
        <table:table-row table:style-name="TableLine2201320990272">
          <table:table-cell table:style-name="Table1.A2" office:value-type="string">
            <text:p text:style-name="P18">docker-compose up -d</text:p>
          </table:table-cell>
          <table:table-cell table:style-name="Table1.B2" office:value-type="string">
            <text:p text:style-name="P18">To run all containers from docker-co<text:span text:style-name="T35">mpo</text:span><text:span text:style-name="T36">s</text:span><text:span text:style-name="T35">e</text:span>.yml in current directory in background</text:p>
          </table:table-cell>
        </table:table-row>
        <table:table-row table:style-name="TableLine2201320988640">
          <table:table-cell table:style-name="Table1.A2" office:value-type="string">
            <text:p text:style-name="P18">docker-compose -f anotherfile.yml up -d</text:p>
          </table:table-cell>
          <table:table-cell table:style-name="Table1.B2" office:value-type="string">
            <text:p text:style-name="P18">If multiple yml files are present</text:p>
          </table:table-cell>
        </table:table-row>
        <table:table-row table:style-name="TableLine2201320993536">
          <table:table-cell table:style-name="Table1.A2" office:value-type="string">
            <text:p text:style-name="P19">docker kill $(docker ps -q)</text:p>
          </table:table-cell>
          <table:table-cell table:style-name="Table1.B2" office:value-type="string">
            <text:p text:style-name="P19">To stop all running containers</text:p>
          </table:table-cell>
        </table:table-row>
        <table:table-row table:style-name="TableLine2201320998432">
          <table:table-cell table:style-name="Table1.A2" office:value-type="string">
            <text:p text:style-name="P19">docker-co<text:span text:style-name="T36">mpose</text:span> down</text:p>
          </table:table-cell>
          <table:table-cell table:style-name="Table1.B2" office:value-type="string">
            <text:p text:style-name="P19">To stop and delete all running containers</text:p>
          </table:table-cell>
        </table:table-row>
        <table:table-row table:style-name="TableLine2201321000064">
          <table:table-cell table:style-name="Table1.A2" office:value-type="string">
            <text:p text:style-name="P20">docker network ls</text:p>
          </table:table-cell>
          <table:table-cell table:style-name="Table1.B2" office:value-type="string">
            <text:p text:style-name="P20">To list all networks</text:p>
          </table:table-cell>
        </table:table-row>
        <table:table-row table:style-name="TableLine2201321000336">
          <table:table-cell table:style-name="Table1.A2" office:value-type="string">
            <text:p text:style-name="P20">docker inspect <text:span text:style-name="T8">container-name/id | grep IPAddress</text:span></text:p>
          </table:table-cell>
          <table:table-cell table:style-name="Table1.B2" office:value-type="string">
            <text:p text:style-name="P34"><text:span text:style-name="T27">T</text:span>o get IP-address from inspect command </text:p>
          </table:table-cell>
        </table:table-row>
        <table:table-row table:style-name="TableLine2201320995712">
          <table:table-cell table:style-name="Table1.A2" office:value-type="string">
            <text:p text:style-name="P20">docker network create network-name</text:p>
          </table:table-cell>
          <table:table-cell table:style-name="Table1.B2" office:value-type="string">
            <text:p text:style-name="P20">To create new network</text:p>
          </table:table-cell>
        </table:table-row>
        <table:table-row table:style-name="TableLine2201320997888">
          <table:table-cell table:style-name="Table1.A2" office:value-type="string">
            <text:p text:style-name="P21">docker run -it --<text:span text:style-name="T8">name network_con --net thbs_solution nginx</text:span></text:p>
          </table:table-cell>
          <table:table-cell table:style-name="Table1.B2" office:value-type="string">
            <text:p text:style-name="P21">To run a<text:span text:style-name="T8"> container inside newly created network </text:span></text:p>
          </table:table-cell>
        </table:table-row>
        <table:table-row table:style-name="TableLine2201320995984">
          <table:table-cell table:style-name="Table1.A2" office:value-type="string">
            <text:p text:style-name="P35"><text:span text:style-name="T29">var/</text:span><text:span text:style-name="T28">lib/docker/volumes</text:span></text:p>
          </table:table-cell>
          <table:table-cell table:style-name="Table1.B2" office:value-type="string">
            <text:p text:style-name="P22">Default path of volumes</text:p>
          </table:table-cell>
        </table:table-row>
        <table:table-row table:style-name="TableLine2201321002784">
          <table:table-cell table:style-name="Table1.A2" office:value-type="string">
            <text:p text:style-name="P36">docker volume create volume-name</text:p>
          </table:table-cell>
          <table:table-cell table:style-name="Table1.B2" office:value-type="string">
            <text:p text:style-name="P22">To create volumes</text:p>
          </table:table-cell>
        </table:table-row>
        <table:table-row table:style-name="TableLine2201320989184">
          <table:table-cell table:style-name="Table1.A2" office:value-type="string">
            <text:p text:style-name="P36">docker volume ls</text:p>
          </table:table-cell>
          <table:table-cell table:style-name="Table1.B2" office:value-type="string">
            <text:p text:style-name="P22">To list volumes</text:p>
          </table:table-cell>
        </table:table-row>
        <table:table-row table:style-name="TableLine2201320992176">
          <table:table-cell table:style-name="Table1.A2" office:value-type="string">
            <text:p text:style-name="P36">docker volume inspect volume-name</text:p>
          </table:table-cell>
          <table:table-cell table:style-name="Table1.B2" office:value-type="string">
            <text:p text:style-name="P22">To inspect volumes</text:p>
          </table:table-cell>
        </table:table-row>
        <table:table-row table:style-name="TableLine2201320986736">
          <table:table-cell table:style-name="Table1.A2" office:value-type="string">
            <text:p text:style-name="P36">docker volume rm volume-name</text:p>
          </table:table-cell>
          <table:table-cell table:style-name="Table1.B2" office:value-type="string">
            <text:p text:style-name="P22">To delete volume</text:p>
          </table:table-cell>
        </table:table-row>
        <table:table-row table:style-name="TableLine2201320998704">
          <table:table-cell table:style-name="Table1.A2" office:value-type="string">
            <text:p text:style-name="P37"><text:span text:style-name="T31">d</text:span>ocker run -it --name <text:span text:style-name="T31">con1 -</text:span><text:span text:style-name="T20">v volname:</text:span><text:span text:style-name="T22">app</text:span><text:span text:style-name="T20">/direc-name nginx </text:span></text:p>
          </table:table-cell>
          <table:table-cell table:style-name="Table1.B2" office:value-type="string">
            <text:p text:style-name="P23">To run a container by adding volume so all the files inside container <text:span text:style-name="T29">direc-name will be stored in volname even if container is stopped/</text:span><text:span text:style-name="T28">deleted</text:span></text:p>
          </table:table-cell>
        </table:table-row>
        <text:soft-page-break/>
        <table:table-row table:style-name="TableLine2201320997344">
          <table:table-cell table:style-name="Table1.A2" office:value-type="string">
            <text:p text:style-name="P38">docker run -itd –name container<text:span text:style-name="T34">2</text:span>_name –privileged=true <text:span text:style-name="T21">volumes</text:span><text:span text:style-name="T32">-</text:span><text:span text:style-name="T21">from container1_name ubuntu</text:span></text:p>
          </table:table-cell>
          <table:table-cell table:style-name="Table1.B2" office:value-type="string">
            <text:p text:style-name="P24">Pushing file from one container to another container using volume</text:p>
          </table:table-cell>
        </table:table-row>
        <table:table-row table:style-name="TableLine2201320992448">
          <table:table-cell table:style-name="Table1.A2" office:value-type="string">
            <text:p text:style-name="P43">docker container stats</text:p>
          </table:table-cell>
          <table:table-cell table:style-name="Table1.B2" office:value-type="string">
            <text:p text:style-name="P49">live data stream for running containers</text:p>
          </table:table-cell>
        </table:table-row>
        <table:table-row table:style-name="TableLine2201320994624">
          <table:table-cell table:style-name="Table1.A2" office:value-type="string">
            <text:p text:style-name="P43">docker container rename container-id/name new-name</text:p>
          </table:table-cell>
          <table:table-cell table:style-name="Table1.B2" office:value-type="string">
            <text:p text:style-name="P50">Renames the container</text:p>
          </table:table-cell>
        </table:table-row>
        <table:table-row table:style-name="TableLine2201321000880">
          <table:table-cell table:style-name="Table1.A2" office:value-type="string">
            <text:p text:style-name="P43">curl ipaddress: portnumber</text:p>
          </table:table-cell>
          <table:table-cell table:style-name="Table1.B2" office:value-type="string">
            <text:p text:style-name="P51">Shows output in terminal</text:p>
          </table:table-cell>
        </table:table-row>
        <table:table-row table:style-name="TableLine2201320988912">
          <table:table-cell table:style-name="Table1.A2" office:value-type="string">
            <text:p text:style-name="P44">docker login</text:p>
          </table:table-cell>
          <table:table-cell table:style-name="Table1.B2" office:value-type="string">
            <text:p text:style-name="P52">To authenticate docker hub <text:span text:style-name="T38">r</text:span>epository</text:p>
          </table:table-cell>
        </table:table-row>
        <table:table-row table:style-name="TableLine2201320994080">
          <table:table-cell table:style-name="Table1.A2" office:value-type="string">
            <text:p text:style-name="P45">Docker build -<text:span text:style-name="T15">t repo-name: image-name .</text:span></text:p>
            <text:p text:style-name="P48">Eg: docker build ashwinih2611/thbs:ansible-image .</text:p>
          </table:table-cell>
          <table:table-cell table:style-name="Table1.B2" office:value-type="string">
            <text:p text:style-name="P53">To push the created image into docker repository the image should be tagged <text:span text:style-name="T39">with repository name</text:span></text:p>
          </table:table-cell>
        </table:table-row>
        <table:table-row table:style-name="TableLine2201320998160">
          <table:table-cell table:style-name="Table1.A2" office:value-type="string">
            <text:p text:style-name="P36"/>
            <text:p text:style-name="P47">docker push ashwinih2611/thbs:ansible_image .</text:p>
          </table:table-cell>
          <table:table-cell table:style-name="Table1.B2" office:value-type="string">
            <text:p text:style-name="P54">Pushes the image to repository</text:p>
          </table:table-cell>
        </table:table-row>
        <table:table-row table:style-name="TableLine2201321001968">
          <table:table-cell table:style-name="Table1.A2" office:value-type="string">
            <text:p text:style-name="P36"/>
          </table:table-cell>
          <table:table-cell table:style-name="Table1.B2" office:value-type="string">
            <text:p text:style-name="P22"/>
          </table:table-cell>
        </table:table-row>
        <table:table-row table:style-name="TableLine2201320989456">
          <table:table-cell table:style-name="Table1.A2" office:value-type="string">
            <text:p text:style-name="P36"/>
          </table:table-cell>
          <table:table-cell table:style-name="Table1.B2" office:value-type="string">
            <text:p text:style-name="P22"/>
          </table:table-cell>
        </table:table-row>
      </table:table>
      <text:p text:style-name="Standard"/>
      <text:p text:style-name="Standard"/>
      <text:p text:style-name="Standard"/>
      <text:p text:style-name="P42">Dockerfile:</text:p>
      <text:p text:style-name="P40"/>
      <text:p text:style-name="P40">FROM ubuntu</text:p>
      <text:p text:style-name="P40">RUN apt-get update</text:p>
      <text:p text:style-name="P40">RUN apt-get -<text:span text:style-name="T37">y</text:span> install git</text:p>
      <text:p text:style-name="P40">RUN apt-get -<text:span text:style-name="T37">y</text:span> install ansible</text:p>
      <text:p text:style-name="P40"/>
      <text:p text:style-name="P41"><text:span text:style-name="T10">docker-compose.ym</text:span>l<text:span text:style-name="T10"> :</text:span></text:p>
      <text:p text:style-name="P41"/>
      <text:p text:style-name="P41">version:</text:p>
      <text:p text:style-name="P41">services:</text:p>
      <text:p text:style-name="P41"><text:s text:c="3"/>webapp: <text:s/><text:span text:style-name="T30">// container name</text:span></text:p>
      <text:p text:style-name="P41"><text:s text:c="7"/>image: nginx</text:p>
      <text:p text:style-name="P41"><text:s text:c="7"/>ports: </text:p>
      <text:p text:style-name="P41"><text:s text:c="10"/>- “8000:8080”</text:p>
      <text:p text:style-name="P41"><text:s text:c="2"/>nodewebapp:</text:p>
      <text:p text:style-name="P41"><text:s text:c="7"/>image: node:10</text:p>
      <text:p text:style-name="P41"><text:s text:c="7"/>ports:</text:p>
      <text:p text:style-name="P41"><text:s text:c="10"/>- “4200:80”</text:p>
      <text:p text:style-name="P41"><text:s text:c="2"/>apachewebapp:</text:p>
      <text:p text:style-name="P41"><text:s text:c="7"/>image: httpd</text:p>
      <text:p text:style-name="P41"><text:s text:c="7"/>ports:</text:p>
      <text:p text:style-name="P41"><text:s text:c="9"/>- “8081:80”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sans-serif"/>
    <style:font-face style:name="Segoe UI1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9T20:59:16.456000000</dc:date>
    <meta:editing-duration>PT11H37M50S</meta:editing-duration>
    <meta:editing-cycles>34</meta:editing-cycles>
    <meta:generator>LibreOffice/7.1.8.1$Windows_X86_64 LibreOffice_project/e1f30c802c3269a1d052614453f260e49458c82c</meta:generator>
    <meta:document-statistic meta:table-count="1" meta:image-count="0" meta:object-count="0" meta:page-count="3" meta:paragraph-count="137" meta:word-count="627" meta:character-count="4343" meta:non-whitespace-character-count="3757"/>
  </office:meta>
</office:document-meta>
</file>